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text-properties officeooo:paragraph-rsid="0002039f"/>
    </style:style>
    <style:style style:name="P9" style:family="paragraph" style:parent-style-name="Heading_20_2">
      <style:text-properties officeooo:rsid="0002039f" officeooo:paragraph-rsid="0002039f"/>
    </style:style>
    <style:style style:name="P10" style:family="paragraph" style:parent-style-name="Text_20_body">
      <style:text-properties officeooo:rsid="0002039f" officeooo:paragraph-rsid="0002039f"/>
    </style:style>
    <style:style style:name="P11" style:family="paragraph" style:parent-style-name="Heading_20_2">
      <style:text-properties officeooo:rsid="000c603c" officeooo:paragraph-rsid="000c603c"/>
    </style:style>
    <style:style style:name="P12" style:family="paragraph" style:parent-style-name="Text_20_body">
      <style:text-properties officeooo:rsid="000c603c" officeooo:paragraph-rsid="000c603c"/>
    </style:style>
    <style:style style:name="P13" style:family="paragraph" style:parent-style-name="Text_20_body">
      <style:text-properties officeooo:rsid="001befc6" officeooo:paragraph-rsid="001befc6"/>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27d458" officeooo:paragraph-rsid="0027d458"/>
    </style:style>
    <style:style style:name="P16" style:family="paragraph" style:parent-style-name="Heading_20_3">
      <style:text-properties officeooo:rsid="0033dc45" officeooo:paragraph-rsid="0033dc45"/>
    </style:style>
    <style:style style:name="P17" style:family="paragraph" style:parent-style-name="Text_20_body">
      <style:text-properties officeooo:rsid="00134fa3" officeooo:paragraph-rsid="00134fa3"/>
    </style:style>
    <style:style style:name="P18" style:family="paragraph" style:parent-style-name="Footnote">
      <style:text-properties officeooo:rsid="001e879c" officeooo:paragraph-rsid="001e879c"/>
    </style:style>
    <style:style style:name="P19" style:family="paragraph" style:parent-style-name="Text_20_body">
      <style:text-properties officeooo:rsid="001a23fc" officeooo:paragraph-rsid="001a23fc"/>
    </style:style>
    <style:style style:name="P20" style:family="paragraph" style:parent-style-name="Text_20_body">
      <style:text-properties officeooo:rsid="0024d790" officeooo:paragraph-rsid="0024d790"/>
    </style:style>
    <style:style style:name="P21" style:family="paragraph" style:parent-style-name="Text_20_body">
      <style:text-properties officeooo:rsid="001befc6" officeooo:paragraph-rsid="001f9dce"/>
    </style:style>
    <style:style style:name="P22" style:family="paragraph" style:parent-style-name="Footnote">
      <style:text-properties officeooo:rsid="00208be8" officeooo:paragraph-rsid="00208be8"/>
    </style:style>
    <style:style style:name="P23" style:family="paragraph" style:parent-style-name="Footnote">
      <style:text-properties officeooo:rsid="002e9495" officeooo:paragraph-rsid="002e9495"/>
    </style:style>
    <style:style style:name="P24" style:family="paragraph" style:parent-style-name="Text_20_body">
      <style:text-properties officeooo:rsid="001e879c" officeooo:paragraph-rsid="001e879c"/>
    </style:style>
    <style:style style:name="P25" style:family="paragraph" style:parent-style-name="Text_20_body" style:list-style-name="L1">
      <style:text-properties officeooo:paragraph-rsid="00208be8"/>
    </style:style>
    <style:style style:name="P26" style:family="paragraph" style:parent-style-name="Text_20_body">
      <style:text-properties officeooo:rsid="002fb0e6" officeooo:paragraph-rsid="002fb0e6"/>
    </style:style>
    <style:style style:name="P27" style:family="paragraph" style:parent-style-name="Text_20_body">
      <style:text-properties officeooo:paragraph-rsid="00381449"/>
    </style:style>
    <style:style style:name="P28" style:family="paragraph" style:parent-style-name="Text_20_body">
      <style:text-properties officeooo:rsid="0033dc45" officeooo:paragraph-rsid="0033dc45"/>
    </style:style>
    <style:style style:name="P29" style:family="paragraph" style:parent-style-name="Text_20_body">
      <style:text-properties officeooo:paragraph-rsid="000b5e4d"/>
    </style:style>
    <style:style style:name="P30" style:family="paragraph" style:parent-style-name="Text_20_body">
      <style:text-properties officeooo:rsid="000b5e4d" officeooo:paragraph-rsid="000b5e4d"/>
    </style:style>
    <style:style style:name="P31" style:family="paragraph" style:parent-style-name="Heading_20_1">
      <style:text-properties officeooo:rsid="00328123" officeooo:paragraph-rsid="00328123"/>
    </style:style>
    <style:style style:name="P32" style:family="paragraph" style:parent-style-name="Text_20_body">
      <style:text-properties officeooo:rsid="00328123" officeooo:paragraph-rsid="00328123"/>
    </style:style>
    <style:style style:name="P33" style:family="paragraph" style:parent-style-name="Text_20_body">
      <style:text-properties officeooo:paragraph-rsid="00054d20"/>
    </style:style>
    <style:style style:name="P34" style:family="paragraph" style:parent-style-name="Text_20_body">
      <style:text-properties officeooo:rsid="0005ee21" officeooo:paragraph-rsid="0005ee21"/>
    </style:style>
    <style:style style:name="P35" style:family="paragraph" style:parent-style-name="Text_20_body">
      <style:text-properties officeooo:rsid="0005ee21" officeooo:paragraph-rsid="002d3f20"/>
    </style:style>
    <style:style style:name="P36" style:family="paragraph" style:parent-style-name="Text_20_body">
      <style:text-properties officeooo:paragraph-rsid="0002039f"/>
    </style:style>
    <style:style style:name="P37" style:family="paragraph" style:parent-style-name="Heading_20_1">
      <style:text-properties officeooo:rsid="000eada9" officeooo:paragraph-rsid="000eada9"/>
    </style:style>
    <style:style style:name="P38" style:family="paragraph" style:parent-style-name="Text_20_body">
      <style:text-properties officeooo:rsid="000eada9" officeooo:paragraph-rsid="000eada9"/>
    </style:style>
    <style:style style:name="P39"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2a8b9f"/>
    </style:style>
    <style:style style:name="T20" style:family="text">
      <style:text-properties officeooo:rsid="00381449"/>
    </style:style>
    <style:style style:name="T21" style:family="text">
      <style:text-properties officeooo:rsid="00134fa3"/>
    </style:style>
    <style:style style:name="T22" style:family="text">
      <style:text-properties officeooo:rsid="0029ad75"/>
    </style:style>
    <style:style style:name="T23" style:family="text">
      <style:text-properties officeooo:rsid="000e0490"/>
    </style:style>
    <style:style style:name="T24" style:family="text">
      <style:text-properties officeooo:rsid="0010ddd9"/>
    </style:style>
    <style:style style:name="T25" style:family="text">
      <style:text-properties officeooo:rsid="002d3f20"/>
    </style:style>
    <style:style style:name="T26" style:family="text">
      <style:text-properties officeooo:rsid="00121fc0"/>
    </style:style>
    <style:style style:name="T27" style:family="text">
      <style:text-properties officeooo:rsid="0005ee21"/>
    </style:style>
    <style:style style:name="T28" style:family="text">
      <style:text-properties officeooo:rsid="00054d20"/>
    </style:style>
    <style:style style:name="T29" style:family="text">
      <style:text-properties officeooo:rsid="001518b6"/>
    </style:style>
    <style:style style:name="T30"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235_181388534" text:style-name="Index_20_Link" text:visited-style-name="Index_20_Link">Développé par Quantic Dream<text:tab/>4</text:a></text:p>
          <text:p text:style-name="P6"><text:a xlink:type="simple" xlink:href="#__RefHeading___Toc1013_784684721" text:style-name="Index_20_Link" text:visited-style-name="Index_20_Link">Omikron : The Nomad Souls<text:tab/>4</text:a></text:p>
          <text:p text:style-name="P6"><text:a xlink:type="simple" xlink:href="#__RefHeading___Toc1015_784684721" text:style-name="Index_20_Link" text:visited-style-name="Index_20_Link">Fahrenheit<text:tab/>4</text:a></text:p>
          <text:p text:style-name="P6"><text:a xlink:type="simple" xlink:href="#__RefHeading___Toc1017_784684721" text:style-name="Index_20_Link" text:visited-style-name="Index_20_Link">Heavy Rain<text:tab/>4</text:a></text:p>
          <text:p text:style-name="P6"><text:a xlink:type="simple" xlink:href="#__RefHeading___Toc1019_784684721" text:style-name="Index_20_Link" text:visited-style-name="Index_20_Link">Beyond : Two Souls<text:tab/>4</text:a></text:p>
          <text:p text:style-name="P6"><text:a xlink:type="simple" xlink:href="#__RefHeading___Toc1021_784684721" text:style-name="Index_20_Link" text:visited-style-name="Index_20_Link">Detroit : Become Human<text:tab/>5</text:a></text:p>
          <text:p text:style-name="P6"><text:a xlink:type="simple" xlink:href="#__RefHeading___Toc1023_784684721" text:style-name="Index_20_Link" text:visited-style-name="Index_20_Link">Star Wars Eclipse<text:tab/>5</text:a></text:p>
          <text:p text:style-name="P5"><text:a xlink:type="simple" xlink:href="#__RefHeading___Toc1237_181388534" text:style-name="Index_20_Link" text:visited-style-name="Index_20_Link">Édité par Spotlight By Quantic Dream<text:tab/>5</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7</text:a></text:p>
          <text:p text:style-name="P4"><text:a xlink:type="simple" xlink:href="#__RefHeading___Toc732_11687079" text:style-name="Index_20_Link" text:visited-style-name="Index_20_Link">Culture d’entreprise (Kheira)<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8</text:a></text:p>
          <text:p text:style-name="P3"><text:a xlink:type="simple" xlink:href="#__RefHeading___Toc734_11687079" text:style-name="Index_20_Link" text:visited-style-name="Index_20_Link">Tables des illustrations et figures<text:tab/>9</text:a></text:p>
          <text:p text:style-name="P3"><text:a xlink:type="simple" xlink:href="#__RefHeading___Toc736_11687079" text:style-name="Index_20_Link" text:visited-style-name="Index_20_Link">Sitographie<text:tab/>10</text:a></text:p>
        </text:index-body>
      </text:table-of-content>
      <text:p text:style-name="P1"/>
      <text:h text:style-name="P7"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8"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9" text:outline-level="2"><text:bookmark-start text:name="__RefHeading___Toc166_1724059248"/>Histoire (Kheira)<text:bookmark-end text:name="__RefHeading___Toc166_1724059248"/></text:h>
      <text:p text:style-name="P10">- <text:span text:style-name="T3">histoire de la création</text:span></text:p>
      <text:p text:style-name="P10">- <text:span text:style-name="T3">création de spotlight by quantic dream</text:span></text:p>
      <text:h text:style-name="P11" text:outline-level="2"><text:bookmark-start text:name="__RefHeading___Toc1279_11687079"/>Fonctionnement <text:span text:style-name="T6">(Quentin)</text:span><text:bookmark-end text:name="__RefHeading___Toc1279_11687079"/></text:h>
      <text:p text:style-name="P12">- studio =&gt; un éditeur qui paye pour le dev</text:p>
      <text:p text:style-name="P12">-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3">((ventes?))</text:p>
      <text:p text:style-name="P14">((Ajouter des images))</text:p>
      <text:p text:style-name="P15">((pas afficher titre 3 dans le sommaire))</text:p>
      <text:h text:style-name="P16" text:outline-level="3"><text:bookmark-start text:name="__RefHeading___Toc1235_181388534"/><text:soft-page-break/>Développé par Quantic Dream<text:bookmark-end text:name="__RefHeading___Toc1235_181388534"/></text:h>
      <text:h text:style-name="Heading_20_4" text:outline-level="4"><text:bookmark-start text:name="__RefHeading___Toc1013_784684721"/><text:span text:style-name="T8">Omikron : </text:span>The Nomad Souls<text:bookmark-end text:name="__RefHeading___Toc1013_784684721"/></text:h>
      <text:p text:style-name="P17">«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8">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9">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0">((image =&gt; <text:a xlink:type="simple" xlink:href="https://youtu.be/l1tO_Z_CYxw?t=17221" text:style-name="Internet_20_link" text:visited-style-name="Visited_20_Internet_20_Link">https://youtu.be/l1tO_Z_CYxw?t=17221</text:a> ET celui sur le site))</text:p>
      <text:p text:style-name="P21">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2">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3">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4">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4">Néanmoins, cette fois-ci, le gameplay est de nouveau mis en avant, en effet, ce jeu est catégorisé film interactif mais aussi jeu d’action-aventure. Le gameplay est composé de 2 parties :</text:p>
      <text:list text:style-name="L1">
        <text:list-item>
          <text:p text:style-name="P25"><text:span text:style-name="T16">L</text:span><text:span text:style-name="T17">a première correspond à contrôler le personnage principal, on peut donc se déplacer, interagir avec l’environnement et réagir à des QTE.</text:span></text:p>
        </text:list-item>
        <text:list-item>
          <text:p text:style-name="P25"><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prendre le contrôle d’autres personnage </text:span><text:span text:style-name="T18">et </text:span><text:span text:style-name="T17">même le</text:span><text:span text:style-name="T18">s</text:span><text:span text:style-name="T17"> soigner ou le</text:span><text:span text:style-name="T18">s </text:span><text:span text:style-name="T17">tuer par strangulation.</text:span></text:p>
        </text:list-item>
      </text:list>
      <text:p text:style-name="P24">La qualité narrative associée à cette mécanique de jeu innovante sont les raisons du succès commercial du jeu, entraînant les années suivantes un portage sur Playstation 4 et Windows.</text:p>
      <text:p text:style-name="P26">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0"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4">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9">s</text:span> développements pour produire ce jeu à embranchements narratifs dans lequel l’histoire poignante à su marquer l’esprit des joueurs. C’est ainsi le plus gros succès du studio avec <text:span text:style-name="T19">plus de dix millions de copies vendue à la date du 7 octobre 2024</text:span><text:span text:style-name="T19"><text:note text:id="ftn5" text:note-class="footnote"><text:note-citation>6</text:note-citation><text:note-body><text:p text:style-name="Footnote"><text:span text:style-name="T19">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7">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0">S</text:span>tar <text:span text:style-name="T20">W</text:span>ars d’autant plus, sont élevées.</text:p>
      <text:p text:style-name="P27">On remarque que pour ces studios qui ne développent pas de jeu de façon parallèle et dont les sorties sont très espacées dans le temps, le succès commercial de chacun des jeux est très important pour l’entreprise.</text:p>
      <text:h text:style-name="P16" text:outline-level="3"><text:bookmark-start text:name="__RefHeading___Toc1237_181388534"/>Édité par Spotlight By Quantic Dream<text:bookmark-end text:name="__RefHeading___Toc1237_181388534"/></text:h>
      <text:p text:style-name="P28">- listing / info et ventes global</text:p>
      <text:h text:style-name="Heading_20_2" text:outline-level="2"><text:bookmark-start text:name="__RefHeading___Toc718_11687079"/><text:soft-page-break/>Savoir-faire de l’entreprise<text:bookmark-end text:name="__RefHeading___Toc718_11687079"/></text:h>
      <text:p text:style-name="P29">- <text:span text:style-name="T7">Jeux narratifs</text:span></text:p>
      <text:p text:style-name="P30">-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30"><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30"><text:span text:style-name="T16">(</text:span>https://www.cnc.fr/jeu-video/actualites/the-nomad-soul--david-cage-revient-sur-la-creation-de-son-jeu-precurseur_1196949<text:span text:style-name="T16">)</text:span></text:p>
      <text:p text:style-name="P30"/>
      <text:p text:style-name="P14">utilsé depuis the nomad souls</text:p>
      <text:h text:style-name="P31" text:outline-level="1"><text:bookmark-start text:name="__RefHeading___Toc1239_181388534"/>Concurents (Quentin ?)<text:bookmark-end text:name="__RefHeading___Toc1239_181388534"/></text:h>
      <text:p text:style-name="P32">- listing france / international</text:p>
      <text:p text:style-name="P32">- specifique jeux naratifs</text:p>
      <text:h text:style-name="Heading_20_1" text:outline-level="1"><text:bookmark-start text:name="__RefHeading___Toc724_11687079"/>Résultats<text:bookmark-end text:name="__RefHeading___Toc724_11687079"/></text:h>
      <text:h text:style-name="P11" text:outline-level="2"><text:bookmark-start text:name="__RefHeading___Toc1281_11687079"/>Prix et nominations <text:span text:style-name="T21">(</text:span><text:span text:style-name="T10">Ethan</text:span><text:span text:style-name="T21">)</text:span><text:bookmark-end text:name="__RefHeading___Toc1281_11687079"/></text:h>
      <text:p text:style-name="P33">Depuis 1999, Quantic Dream a toujours su créer des jeux appréciés par la critique, <text:span text:style-name="T22">m</text:span>ais cela ne lui permit d’obtenir des awards à l’échelle nationale. <text:span text:style-name="T22">E</text:span>n 2010, Heavy Rain fut nominé au Spike Game Award dans la catégorie meilleure graphique mais finira à la seconde place. En 2013, Beyond: Two So<text:span text:style-name="T22">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1" text:outline-level="2"><text:bookmark-start text:name="__RefHeading___Toc1283_11687079"/>Évolutions des résultats financiers <text:span text:style-name="T21">(Ethan)</text:span><text:bookmark-end text:name="__RefHeading___Toc1283_11687079"/></text:h>
      <text:p text:style-name="P12">- CA selon les années</text:p>
      <text:p text:style-name="P12">- pq pas plus de données</text:p>
      <text:p text:style-name="P12">- résultat<text:span text:style-name="T23">s financiers liés aux</text:span> jeux édités</text:p>
      <text:p text:style-name="P12"><text:tab/>- <text:span text:style-name="T24">quel % prend un éditeur de jeu en général ?</text:span></text:p>
      <text:h text:style-name="Heading_20_1" text:outline-level="1"><text:bookmark-start text:name="__RefHeading___Toc172_1724059248"/><text:soft-page-break/>Studios<text:bookmark-end text:name="__RefHeading___Toc172_1724059248"/></text:h>
      <text:h text:style-name="Heading_20_2" text:outline-level="2"><text:bookmark-start text:name="__RefHeading___Toc726_11687079"/>Organigramme <text:span text:style-name="T25">(Gabin)</text:span><text:bookmark-end text:name="__RefHeading___Toc726_11687079"/></text:h>
      <text:h text:style-name="Heading_20_2" text:outline-level="2"><text:bookmark-start text:name="__RefHeading___Toc728_11687079"/>Rôles <text:span text:style-name="T25">(Quentin)</text:span><text:bookmark-end text:name="__RefHeading___Toc728_11687079"/></text:h>
      <text:p text:style-name="Text_20_body">- <text:span text:style-name="T26">en général dans un studio de dev (dev, artiste, ingénieur son, designer, …)</text:span></text:p>
      <text:p text:style-name="Text_20_body">- <text:span text:style-name="T26">spécifique si possible</text:span></text:p>
      <text:h text:style-name="Heading_20_2" text:outline-level="2"><text:bookmark-start text:name="__RefHeading___Toc730_11687079"/>Salariés <text:span text:style-name="T25">(Ethan)</text:span><text:bookmark-end text:name="__RefHeading___Toc730_11687079"/></text:h>
      <text:p text:style-name="P34"><text:a xlink:type="simple" xlink:href="https://www.quanticdream.com/fr/our-work-environment" text:style-name="Internet_20_link" text:visited-style-name="Visited_20_Internet_20_Link">https://www.quanticdream.com/fr/our-work-environment</text:a></text:p>
      <text:p text:style-name="P34">https://www.greatplacetowork.fr/workplace/item/5915/Quantic+Dream</text:p>
      <text:p text:style-name="P34">- nombre total</text:p>
      <text:p text:style-name="P34">- proportion homme / femme (graph)</text:p>
      <text:h text:style-name="Heading_20_2" text:outline-level="2"><text:bookmark-start text:name="__RefHeading___Toc732_11687079"/>Culture d’entreprise <text:span text:style-name="T25">(Kheira)</text:span><text:bookmark-end text:name="__RefHeading___Toc732_11687079"/></text:h>
      <text:p text:style-name="P35"><text:a xlink:type="simple" xlink:href="https://www.quanticdream.com/fr/our-work-environment" text:style-name="Internet_20_link" text:visited-style-name="Visited_20_Internet_20_Link">https://www.quanticdream.com/fr/our-work-environment</text:a></text:p>
      <text:p text:style-name="Text_20_body">- <text:span text:style-name="T27">faire l’oppostition entre les promesses présentes nottament sur le site /= procès pour env travail toxique</text:span></text:p>
      <text:p text:style-name="P36">- <text:span text:style-name="T28">plainte / environnement <text:s/>de travail toxiques</text:span></text:p>
      <text:p text:style-name="P36">- <text:span text:style-name="T2">confiance / crédibilité du studio permet de prendre son temps pour sortir les jeux | pas de pression de produire bcp mais focus sur la qualité</text:span></text:p>
      <text:h text:style-name="P37" text:outline-level="1"><text:bookmark-start text:name="__RefHeading___Toc2518_11687079"/>Engagement écologique <text:span text:style-name="T29">(Gabin)</text:span><text:bookmark-end text:name="__RefHeading___Toc2518_11687079"/></text:h>
      <text:h text:style-name="Heading_20_2" text:outline-level="2"><text:bookmark-start text:name="__RefHeading___Toc2291_784684721"/>Under the Waves<text:bookmark-end text:name="__RefHeading___Toc2291_784684721"/></text:h>
      <text:p text:style-name="P38">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8">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38">Quantic Dream a pris plusieurs initiatives pour réduire l’impact environnemental de ses activités, tout en s’engageant à travers le message de "Under the Waves". </text:p>
      <text:p text:style-name="P3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9" text:outline-level="1"><text:bookmark-start text:name="__RefHeading___Toc174_1724059248"/>Conclusion <text:span text:style-name="T2">(</text:span><text:span text:style-name="T30">Kheira</text:span><text:span text:style-name="T2">)</text:span><text:bookmark-end text:name="__RefHeading___Toc174_1724059248"/></text:h>
      <text:h text:style-name="P7" text:outline-level="1"><text:bookmark-start text:name="__RefHeading___Toc734_11687079"/>Tables des illustrations et figures<text:bookmark-end text:name="__RefHeading___Toc734_11687079"/></text:h>
      <text:p text:style-name="P1"/>
      <text:h text:style-name="P7"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7:57:58.517447944</dc:date>
    <meta:editing-duration>PT2H51M50S</meta:editing-duration>
    <meta:editing-cycles>39</meta:editing-cycles>
    <meta:generator>LibreOffice/24.8.1.2$Linux_X86_64 LibreOffice_project/480$Build-2</meta:generator>
    <meta:print-date>2024-10-09T10:46:25.190271603</meta:print-date>
    <meta:printed-by>Fichiers PDF</meta:printed-by>
    <meta:document-statistic meta:table-count="0" meta:image-count="0" meta:object-count="0" meta:page-count="12" meta:paragraph-count="128" meta:word-count="2071" meta:character-count="13579" meta:non-whitespace-character-count="11633"/>
  </office:meta>
</office:document-meta>
</file>